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adornments="Normal" style:font-family-generic="roman" style:font-pitch="variable" style:font-charset="x-symbol"/>
    <style:font-face style:name="OpenSymbol" svg:font-family="OpenSymbol"/>
    <style:font-face style:name="Calibri1" svg:font-family="Calibri" style:font-family-generic="swiss"/>
    <style:font-face style:name="Liberation Sans1" svg:font-family="'Liberation Sans'" style:font-family-generic="swis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loext:contextual-spacing="false" fo:margin-left="0cm" fo:margin-right="0cm" fo:margin-top="0cm" fo:margin-bottom="0cm" fo:line-height="115%" fo:text-align="justify" style:justify-single-word="false" fo:orphans="0" fo:widows="0" fo:text-indent="0cm" style:auto-text-indent="false" style:writing-mode="lr-tb"/>
      <style:text-properties style:font-name="Times New Roman" fo:font-size="11pt" fo:font-weight="normal" style:font-size-asian="11pt" style:font-weight-asian="normal" style:font-size-complex="11pt" style:font-weight-complex="normal"/>
    </style:style>
    <style:style style:name="P2" style:family="paragraph" style:parent-style-name="Standard">
      <style:paragraph-properties loext:contextual-spacing="false" fo:margin-left="0cm" fo:margin-right="0cm" fo:margin-top="0cm" fo:margin-bottom="0cm" fo:line-height="115%" fo:orphans="0" fo:widows="0" fo:text-indent="0cm" style:auto-text-indent="false" style:writing-mode="lr-tb"/>
      <style:text-properties style:font-name="Times New Roman" fo:font-size="11pt" style:font-size-asian="11pt" style:font-size-complex="11pt"/>
    </style:style>
    <style:style style:name="P3" style:family="paragraph" style:parent-style-name="Standard">
      <style:paragraph-properties loext:contextual-spacing="false" fo:margin-left="0cm" fo:margin-right="0cm" fo:margin-top="0cm" fo:margin-bottom="0cm" fo:line-height="115%" fo:text-align="justify" style:justify-single-word="false" fo:orphans="0" fo:widows="0" fo:text-indent="0cm" style:auto-text-indent="false" style:writing-mode="lr-tb"/>
      <style:text-properties style:font-name="Times New Roman" fo:font-size="11pt" style:font-size-asian="11pt" style:font-size-complex="11pt"/>
    </style:style>
    <style:style style:name="P4" style:family="paragraph" style:parent-style-name="Standard">
      <style:paragraph-properties loext:contextual-spacing="false" fo:margin-left="0cm" fo:margin-right="0cm" fo:margin-top="0cm" fo:margin-bottom="0cm" fo:line-height="115%" fo:text-align="justify" style:justify-single-word="false" fo:orphans="0" fo:widows="0" fo:text-indent="0cm" style:auto-text-indent="false" style:writing-mode="lr-tb"/>
      <style:text-properties style:font-name="Times New Roman" fo:font-size="11pt" fo:font-weight="bold" style:font-size-asian="11pt" style:font-weight-asian="bold" style:font-size-complex="11pt" style:font-weight-complex="bold"/>
    </style:style>
    <style:style style:name="P5" style:family="paragraph" style:parent-style-name="Standard">
      <style:paragraph-properties loext:contextual-spacing="false" fo:margin-left="0cm" fo:margin-right="0cm" fo:margin-top="0cm" fo:margin-bottom="0cm" fo:line-height="115%" fo:text-align="justify" style:justify-single-word="false" fo:orphans="0" fo:widows="0" fo:text-indent="0cm" style:auto-text-indent="false" style:writing-mode="lr-tb"/>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6" style:family="paragraph" style:parent-style-name="Standard">
      <style:paragraph-properties loext:contextual-spacing="false" fo:margin-left="0cm" fo:margin-right="0cm" fo:margin-top="0cm" fo:margin-bottom="0cm" fo:line-height="115%" fo:text-align="justify" style:justify-single-word="false" fo:orphans="0" fo:widows="0" fo:text-indent="0cm" style:auto-text-indent="false" style:writing-mode="lr-tb"/>
      <style:text-properties style:font-name="Times New Roman" fo:font-size="11pt" fo:font-style="italic" style:font-size-asian="11pt" style:font-style-asian="italic" style:font-size-complex="11pt" style:font-style-complex="italic"/>
    </style:style>
    <style:style style:name="P7" style:family="paragraph" style:parent-style-name="Standard">
      <style:paragraph-properties loext:contextual-spacing="false" fo:margin-left="0cm" fo:margin-right="0cm" fo:margin-top="0cm" fo:margin-bottom="0cm" fo:line-height="115%" fo:text-align="justify" style:justify-single-word="false" fo:orphans="0" fo:widows="0" fo:text-indent="0cm" style:auto-text-indent="false" style:writing-mode="lr-tb"/>
      <style:text-properties style:font-name="Times New Roman"/>
    </style:style>
    <style:style style:name="P8" style:family="paragraph" style:parent-style-name="Standard">
      <style:paragraph-properties loext:contextual-spacing="false" fo:margin-left="0cm" fo:margin-right="0cm" fo:margin-top="0cm" fo:margin-bottom="0cm" fo:line-height="115%" fo:text-align="start" style:justify-single-word="false" fo:orphans="0" fo:widows="0" fo:text-indent="0cm" style:auto-text-indent="false" style:writing-mode="lr-tb"/>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loext:contextual-spacing="false" fo:margin-left="0cm" fo:margin-right="0cm" fo:margin-top="0cm" fo:margin-bottom="0cm" fo:line-height="115%" fo:text-align="start" style:justify-single-word="false" fo:orphans="0" fo:widows="0" fo:text-indent="0cm" style:auto-text-indent="false" style:writing-mode="lr-tb"/>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loext:contextual-spacing="false" fo:margin-left="0cm" fo:margin-right="0cm" fo:margin-top="0cm" fo:margin-bottom="0cm" fo:line-height="115%" fo:text-align="justify" style:justify-single-word="false" fo:orphans="0" fo:widows="0" fo:text-indent="0cm" style:auto-text-indent="false" style:writing-mode="lr-tb"/>
      <style:text-properties fo:color="#800000" style:font-name="Times New Roman" fo:font-size="11pt" fo:font-weight="bold" style:font-size-asian="11pt" style:font-weight-asian="bold" style:font-size-complex="11pt" style:font-weight-complex="bold"/>
    </style:style>
    <style:style style:name="P11" style:family="paragraph" style:parent-style-name="Standard">
      <style:paragraph-properties loext:contextual-spacing="false" fo:margin-left="0cm" fo:margin-right="0cm" fo:margin-top="0cm" fo:margin-bottom="0cm" fo:line-height="115%" fo:text-align="justify" style:justify-single-word="false" fo:orphans="0" fo:widows="0" fo:text-indent="0cm" style:auto-text-indent="false" style:writing-mode="lr-tb"/>
      <style:text-properties style:text-position="0% 100%" style:font-name="Times New Roman" fo:font-size="11pt" fo:font-weight="normal" style:font-size-asian="11pt" style:font-weight-asian="normal" style:font-size-complex="11pt" style:font-weight-complex="normal"/>
    </style:style>
    <style:style style:name="P12" style:family="paragraph" style:parent-style-name="Standard">
      <style:paragraph-properties loext:contextual-spacing="false" fo:margin-left="0cm" fo:margin-right="0cm" fo:margin-top="0cm" fo:margin-bottom="0.353cm" fo:line-height="115%" fo:orphans="0" fo:widows="0" fo:text-indent="0cm" style:auto-text-indent="false" style:writing-mode="lr-tb"/>
      <style:text-properties style:font-name="Times New Roman"/>
    </style:style>
    <style:style style:name="P13" style:family="paragraph" style:parent-style-name="Standard">
      <style:paragraph-properties loext:contextual-spacing="false" fo:margin-left="0cm" fo:margin-right="0cm" fo:margin-top="0cm" fo:margin-bottom="0.353cm" fo:line-height="115%" fo:orphans="0" fo:widows="0" fo:text-indent="0cm" style:auto-text-indent="false" style:writing-mode="lr-tb"/>
      <style:text-properties style:font-name="Times New Roman" fo:font-size="11pt" fo:font-weight="bold" style:font-size-asian="11pt" style:font-weight-asian="bold" style:font-size-complex="11pt" style:font-weight-complex="bold"/>
    </style:style>
    <style:style style:name="P14" style:family="paragraph" style:parent-style-name="Standard">
      <style:paragraph-properties fo:text-align="start" style:justify-single-word="false"/>
      <style:text-properties style:font-name="Times New Roman" fo:font-size="11pt" fo:font-weight="bold" style:font-size-asian="11pt" style:font-weight-asian="bold" style:font-size-complex="11pt" style:font-weight-complex="bold"/>
    </style:style>
    <style:style style:name="P15" style:family="paragraph" style:parent-style-name="Standard">
      <style:paragraph-properties loext:contextual-spacing="false" fo:margin-top="0cm" fo:margin-bottom="0cm" fo:line-height="115%" fo:text-align="justify" style:justify-single-word="false" fo:orphans="0" fo:widows="0" style:writing-mode="lr-tb"/>
      <style:text-properties style:font-name="Times New Roman" fo:font-size="11pt" style:font-size-asian="11pt" style:font-size-complex="11pt"/>
    </style:style>
    <style:style style:name="P16" style:family="paragraph" style:parent-style-name="Standard">
      <style:paragraph-properties loext:contextual-spacing="false" fo:margin-top="0cm" fo:margin-bottom="0cm" fo:line-height="115%" fo:text-align="justify" style:justify-single-word="false" fo:orphans="0" fo:widows="0" style:writing-mode="lr-tb"/>
      <style:text-properties style:font-name="Times New Roman"/>
    </style:style>
    <style:style style:name="P17" style:family="paragraph" style:parent-style-name="Standard">
      <style:paragraph-properties loext:contextual-spacing="false" fo:margin-left="1.27cm" fo:margin-right="0cm" fo:margin-top="0cm" fo:margin-bottom="0cm" fo:line-height="115%" fo:text-align="justify" style:justify-single-word="false" fo:orphans="0" fo:widows="0" fo:text-indent="1.27cm" style:auto-text-indent="false" style:writing-mode="lr-tb"/>
      <style:text-properties style:font-name="Times New Roman" fo:font-size="11pt" style:font-size-asian="11pt" style:font-size-complex="11pt"/>
    </style:style>
    <style:style style:name="P18" style:family="paragraph" style:parent-style-name="Standard" style:master-page-name="Standard">
      <style:paragraph-properties loext:contextual-spacing="false" fo:margin-left="0cm" fo:margin-right="0cm" fo:margin-top="0cm" fo:margin-bottom="0.353cm" fo:line-height="115%" fo:text-align="center" style:justify-single-word="false" fo:orphans="0" fo:widows="0" fo:text-indent="0cm" style:auto-text-indent="false" style:page-number="auto" style:writing-mode="lr-tb"/>
      <style:text-properties style:font-name="Times New Roman" fo:font-size="11pt" fo:font-weight="bold" style:font-size-asian="11pt" style:font-weight-asian="bold" style:font-size-complex="11pt" style:font-weight-complex="bold"/>
    </style:style>
    <style:style style:name="P19" style:family="paragraph" style:parent-style-name="Standard">
      <style:paragraph-properties loext:contextual-spacing="false" fo:margin-left="0cm" fo:margin-right="0cm" fo:margin-top="0cm" fo:margin-bottom="0.353cm" fo:line-height="115%" fo:text-align="start" style:justify-single-word="false" fo:orphans="0" fo:widows="0" fo:text-indent="0cm" style:auto-text-indent="false" style:writing-mode="lr-tb"/>
      <style:text-properties style:font-name="Times New Roman" fo:font-size="11pt" fo:font-weight="bold" style:font-size-asian="11pt" style:font-weight-asian="bold" style:font-size-complex="11pt" style:font-weight-complex="bold"/>
    </style:style>
    <style:style style:name="P20" style:family="paragraph" style:parent-style-name="Standard" style:list-style-name="L2">
      <style:paragraph-properties loext:contextual-spacing="false" fo:margin-left="0cm" fo:margin-right="0cm" fo:margin-top="0cm" fo:margin-bottom="0cm" fo:line-height="115%" fo:text-align="start" style:justify-single-word="false" fo:orphans="0" fo:widows="0" fo:text-indent="0cm" style:auto-text-indent="false" style:writing-mode="lr-tb"/>
      <style:text-properties style:font-name="Times New Roman"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1pt" fo:font-weight="bold" style:font-size-asian="11pt" style:font-weight-asian="bold" style:font-size-complex="11pt" style:font-weight-complex="bold"/>
    </style:style>
    <style:style style:name="P22" style:family="paragraph" style:parent-style-name="Standard" style:list-style-name="WWNum1">
      <style:paragraph-properties loext:contextual-spacing="false" fo:margin-top="0cm" fo:margin-bottom="0cm" fo:line-height="115%" fo:text-align="justify" style:justify-single-word="false" fo:orphans="0" fo:widows="0" style:writing-mode="lr-tb"/>
      <style:text-properties style:font-name="Times New Roman" fo:font-size="11pt" style:font-size-asian="11pt" style:font-size-complex="11pt"/>
    </style:style>
    <style:style style:name="P23" style:family="paragraph" style:parent-style-name="Standard" style:list-style-name="L1">
      <style:paragraph-properties loext:contextual-spacing="false" fo:margin-top="0cm" fo:margin-bottom="0.081cm" fo:text-align="start" style:justify-single-word="false"/>
      <style:text-properties style:font-name="Times New Roman" fo:font-size="11pt" fo:font-weight="normal" style:font-size-asian="11pt" style:font-weight-asian="normal" style:font-size-complex="11pt" style:font-weight-complex="normal"/>
    </style:style>
    <style:style style:name="P24" style:family="paragraph" style:parent-style-name="Standard" style:list-style-name="L2">
      <style:paragraph-properties loext:contextual-spacing="false" fo:margin-top="0cm" fo:margin-bottom="0.182cm" fo:text-align="start" style:justify-single-word="false"/>
      <style:text-properties style:font-name="Times New Roman" fo:font-size="11pt"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color="#ff3333"/>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font-size="11pt" style:font-size-asian="11pt" style:font-size-complex="11pt"/>
    </style:style>
    <style:style style:name="T12" style:family="text">
      <style:text-properties fo:font-size="11pt" style:text-underline-style="solid" style:text-underline-width="auto" style:text-underline-color="font-color" style:font-size-asian="11pt" style:font-size-complex="11pt"/>
    </style:style>
    <style:style style:name="T13" style:family="text">
      <style:text-properties fo:font-size="11pt" style:text-underline-style="none" style:font-size-asian="11pt" style:font-size-complex="11pt"/>
    </style:style>
    <style:style style:name="T14" style:family="text">
      <style:text-properties fo:font-size="11pt" fo:font-style="italic" style:font-size-asian="11pt" style:font-style-asian="italic" style:font-size-complex="11pt" style:font-style-complex="italic"/>
    </style:style>
    <style:style style:name="T15" style:family="text">
      <style:text-properties fo:font-size="11pt" fo:language="fr" fo:country="FR" style:font-name-asian="Times New Roman1" style:font-size-asian="11pt" style:language-asian="fr" style:country-asian="FR" style:font-name-complex="Calibri2" style:font-size-complex="11pt" style:language-complex="ar" style:country-complex="SA"/>
    </style:style>
    <style:style style:name="T16" style:family="text">
      <style:text-properties fo:font-size="11pt" fo:language="fr" fo:country="FR" fo:font-style="italic" style:font-name-asian="Times New Roman1" style:font-size-asian="11pt" style:language-asian="fr" style:country-asian="FR" style:font-style-asian="italic" style:font-name-complex="Calibri2" style:font-size-complex="11pt" style:language-complex="ar" style:country-complex="SA" style:font-style-complex="italic"/>
    </style:style>
    <style:style style:name="T17" style:family="text">
      <style:text-properties fo:font-size="11pt" style:font-name-asian="Times New Roman1" style:font-size-asian="11pt" style:font-name-complex="Calibri2" style:font-size-complex="11pt"/>
    </style:style>
    <style:style style:name="T18" style:family="text">
      <style:text-properties style:text-position="super 58%"/>
    </style:style>
    <style:style style:name="T19" style:family="text">
      <style:text-properties style:text-position="sub 58%" fo:font-size="11pt" style:font-size-asian="11pt" style:font-size-complex="11pt"/>
    </style:style>
    <style:style style:name="T20" style:family="text">
      <style:text-properties style:text-position="sub 58%" fo:font-size="11pt" style:font-name-asian="Times New Roman1" style:font-size-asian="11pt" style:font-name-complex="Calibri2" style:font-size-complex="11pt"/>
    </style:style>
    <style:style style:name="T21" style:family="text">
      <style:text-properties style:text-position="0% 100%" fo:font-size="11pt" style:font-name-asian="Times New Roman1" style:font-size-asian="11pt" style:font-name-complex="Calibri2" style:font-size-complex="11pt"/>
    </style:style>
    <style:style style:name="T22" style:family="text">
      <style:text-properties style:text-position="0% 100%" style:font-name="Times New Roman"/>
    </style:style>
    <style:style style:name="T23" style:family="text">
      <style:text-properties style:text-position="-33% 58%" style:font-name="Times New Roman"/>
    </style:style>
    <style:style style:name="T24" style:family="text">
      <style:text-properties style:font-name-asian="Times New Roman1" style:font-name-complex="Calibri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LP14 : Interactions lumière-matière</text:p>
      <text:p text:style-name="P19">POUR INFOS COMPLEMENTAIRES CF LISA</text:p>
      <text:p text:style-name="P12"><text:span text:style-name="T12">Element imposé </text:span><text:span text:style-name="T13">: Refroidissement laser</text:span></text:p>
      <text:p text:style-name="P12"><text:span text:style-name="T12">Niveau</text:span><text:span text:style-name="T11"> : </text:span><text:span text:style-name="T15">TS</text:span></text:p>
      <text:p text:style-name="P2"><text:span text:style-name="T3">Prérequis</text:span> : </text:p>
      <text:p text:style-name="P2"><text:tab/>- Spectre d'émission et d'absorption (2nd)</text:p>
      <text:p text:style-name="P2"><text:tab/>- Relation entre célérité, longueur d’onde et fréquence (2nd)</text:p>
      <text:p text:style-name="P2"><text:tab/>- Atomes, électrons (2nd)</text:p>
      <text:p text:style-name="P2"><text:tab/>- Spectre électromagnétique (2nd)</text:p>
      <text:p text:style-name="P2"><text:tab/>- Spectroscopie UV-Vis, Loi de Beer-Lambert (2nd)</text:p>
      <text:p text:style-name="P2"><text:tab/>- Notion de diffraction et interférence (Terminale spé)</text:p>
      <text:p text:style-name="P2"><text:tab/>- Source chaude, source froide, loi de Wien (1S)</text:p>
      <text:p text:style-name="P2"/>
      <text:p text:style-name="P2"><text:span text:style-name="T3">Objectifs</text:span><text:span text:style-name="T8"> </text:span>: </text:p>
      <text:list xml:id="list8073249495939879844" text:style-name="WWNum1">
        <text:list-item>
          <text:p text:style-name="P22">Connaître les 3 types d'interaction lumière-matière : absorption, émission spontanée, émission stimulée</text:p>
        </text:list-item>
        <text:list-item>
          <text:p text:style-name="P22">Comprendre le fonctionnement d'un laser</text:p>
        </text:list-item>
      </text:list>
      <text:p text:style-name="P15"/>
      <text:p text:style-name="P16"><text:span text:style-name="T12">Plan proposé</text:span><text:span text:style-name="T11"> :</text:span></text:p>
      <text:p text:style-name="P1">I. Transfert quantique d'énergie</text:p>
      <text:p text:style-name="P1"><text:tab/>A. Dualité onde-particule</text:p>
      <text:p text:style-name="P1"><text:tab/>B. Niveau d’énergie d’un atome</text:p>
      <text:p text:style-name="P1"><text:tab/>C. Absorption et émission spontanée</text:p>
      <text:p text:style-name="P1"><text:tab/>D. Spectroscopie UV-Vis</text:p>
      <text:p text:style-name="P1">II. Laser</text:p>
      <text:p text:style-name="P1"><text:tab/>A. Propriétés</text:p>
      <text:p text:style-name="P1"><text:tab/>B. Fonctionnement </text:p>
      <text:p text:style-name="P1"><text:tab/>C. Refroidissement laser</text:p>
      <text:p text:style-name="P2"/>
      <text:p text:style-name="P13">Intro pédagogique</text:p>
      <text:p text:style-name="P3">Leçon placée au niveau T S, s’inscrit dans le grand thème "Observer" pour étudier tout ce qui est absorption et émission. La seconde partie de cette leçon utilisera la notion d’émission stimulée. On peut voir cela comme une progression spiralaire : on réinvestit les notions de Seconde puis on se servira de ce cours comme base en Terminale S quand sera abordé le caractère ondulatoire de la lumière.</text:p>
      <text:p text:style-name="P3">Difficultés : Le cas de l’émission stimulée dans le LASER peut être difficile à appréhender, on s’appuiera sur des animations.</text:p>
      <text:p text:style-name="P3">Comprendre la dualité onde-corpuscule de la lumière, on s’appuie sur approche historique, et expérience historique.</text:p>
      <text:p text:style-name="P3">Activités : niveaux d’énergie, conversion d’énergie, lampe spectrale, analyse documentaire sur les lasers (TD).</text:p>
      <text:p text:style-name="P4"/>
      <text:p text:style-name="P10"><text:soft-page-break/>Faire un schéma des niveaux énergétiques que l'on construit tout au long de la leçon en rajoutant les niveaux, les transition et les phénomènes associés (absorption, émission spontanée, stimulée...)</text:p>
      <text:p text:style-name="P4"/>
      <text:p text:style-name="P5">Introduction</text:p>
      <text:p text:style-name="P7"><text:span text:style-name="T15">L</text:span><text:span text:style-name="T11">a nature de la lumière a longtemps été à l’origine de débats dans la communauté scientifique.</text:span></text:p>
      <text:p text:style-name="P7"><text:span text:style-name="T14">Matière </text:span><text:span text:style-name="T11">= ce qui est composé de particules massive</text:span><text:span text:style-name="T15">s</text:span></text:p>
      <text:p text:style-name="P3"><text:span text:style-name="T5">Lumière</text:span> = phénomène conduisant à une sensation visible. Soit une onde électromagnétique dans le domaine visible. (def du Taillet)</text:p>
      <text:p text:style-name="P3"/>
      <text:p text:style-name="P3"><text:span text:style-name="T1">I. </text:span><text:span text:style-name="T4">Transfert quantique d'énergie</text:span><text:span text:style-name="T9"> </text:span><text:span text:style-name="T10">(cf LP12)</text:span></text:p>
      <text:p text:style-name="P4"><text:tab/>A. Dualité onde-particule (peut être plutôt en pré-requis)</text:p>
      <text:p text:style-name="P6">Historique : </text:p>
      <text:p text:style-name="P3"><text:span text:style-name="T6">- </text:span>XVIIe siècle : <text:tab/>Newton : lumière = jet de particules qui différent suivant la couleur de la lumière </text:p>
      <text:p text:style-name="P3"><text:tab/><text:tab/>Huygens : lumière = onde, couleur dépende de la fréquence de vibration de l’onde</text:p>
      <text:p text:style-name="P17">=&gt; Newton plus reconnu donc théorie retenue.</text:p>
      <text:p text:style-name="P7"><text:span text:style-name="T11">- XIXe siècle : <text:s/>Fresnel et Young: expérience d’interférence témoignent de la nature ondulatoire </text:span><text:span text:style-name="T15">de la lumière. </text:span><text:span text:style-name="T11">Modèle ondulatoire prédomine alors.</text:span></text:p>
      <text:p text:style-name="P3">- 1900 : Planck établit une loi de quantification de l'énergie : un quantum = paquet d'énergie.</text:p>
      <text:p text:style-name="P3">- 1905 : Einstein postule qu'un rayonnement est constitué de particules transportant des quantas d'énergie. 'photons'. <text:span text:style-name="T5">Photons</text:span> = particule non chargée de masse nulle et se déplaçant à la vitesse de la lumière. Photon ni onde, ni particule = objet quantique.</text:p>
      <text:p text:style-name="P3">Energie du photon : E=h<text:span text:style-name="T24">ν</text:span> ( h=6.62*10<text:span text:style-name="T18">-34 </text:span>J.s)</text:p>
      <text:p text:style-name="P3"><text:s/></text:p>
      <text:p text:style-name="P4"><text:tab/>B. Niveaux d’énergie d’un atome</text:p>
      <text:p text:style-name="P3">- 1913 : Bohr postule la quantification des niveaux d'énergie des atomes.</text:p>
      <text:p text:style-name="P7"><text:span text:style-name="T11">Diagramme d'énergie </text:span><text:span text:style-name="T15">(diapo) : niveaux d’énergie discret, il y en a un nombre fini et les énergies entre ces niveaux sont des valeurs inaccessibles.</text:span></text:p>
      <text:p text:style-name="P3">Unité utilisé : l’électron Volt : <text:s/>1eV = 1,60 10<text:span text:style-name="T18">-19 </text:span>J, unité d'énergie adaptée pour décrire un système microscopique.</text:p>
      <text:p text:style-name="P7"><text:span text:style-name="T15">D</text:span><text:span text:style-name="T11">iagramme comporte plusieurs niveaux. </text:span><text:span text:style-name="T16">N</text:span><text:span text:style-name="T14">iveau fondamental </text:span><text:span text:style-name="T11">=le niveau de plus basse énergie. Un atome dans son état fondamental est stable. </text:span></text:p>
      <text:p text:style-name="P3"/>
      <text:p text:style-name="P6"/>
      <text:p text:style-name="P3"><text:span text:style-name="T7">Transition</text:span><text:span text:style-name="T5"> </text:span>: Comment un atome passe-t-il d'un niveau à un autre ? Comment la matière interagit au contact de la lumière ?</text:p>
      <text:p text:style-name="P4"/>
      <text:p text:style-name="P4"><text:tab/>C. Absorption et émission spontanée</text:p>
      <text:p text:style-name="P7"><text:span text:style-name="T11">La lumière interagit avec la matière par paquet d'énergie. </text:span><text:span text:style-name="T15">P</text:span><text:span text:style-name="T11">our faire passer un atome d'un niveau à un autre il faut lui apporter une quantité d'énergie exactement égale à l'écart entre les deux niveaux entre lesquels on souhaite faire la transition qu'on va notée </text:span><text:span text:style-name="T17">Δ</text:span><text:span text:style-name="T11">E = </text:span><text:span text:style-name="T17">ε</text:span><text:span text:style-name="T20">2</text:span><text:span text:style-name="T21">-ε</text:span><text:span text:style-name="T20">1</text:span></text:p>
      <text:p text:style-name="P7"><text:span text:style-name="T11">--&gt; On a une interaction lumière matière ssi E=h</text:span><text:span text:style-name="T17">ν</text:span><text:span text:style-name="T11">=</text:span><text:span text:style-name="T17">ΔE</text:span><text:span text:style-name="T11">. </text:span></text:p>
      <text:p text:style-name="P3">Il y a alors absorption du photon (Schéma)</text:p>
      <text:p text:style-name="P3">Ordre de grandeur entre l'état fondamental et les états électroniques excités = 1,5 à 10 eV → UV-vis.</text:p>
      <text:p text:style-name="P3"/>
      <text:p text:style-name="P3"><text:soft-page-break/>Une fois excité l'atome va chercher à se désexciter pour rejoindre le niveau fondamental -&gt; il va émettre un photon d'énergie <text:span text:style-name="T24">Δ</text:span>E -&gt; Emission spontanée (Schéma)</text:p>
      <text:p text:style-name="P3">On peut comprendre l'allure des spectres d'absorption et d'émission de l'hydrogène (Slide). On se rappelle que la couleur d'une radiation lumineuse est liée à sa fréquence. Les photons de la bonne fréquence seront absorbés par l'hydrogène puis réémis.</text:p>
      <text:p text:style-name="P3"/>
      <text:p text:style-name="P3"><text:span text:style-name="T7">Transition</text:span> : <text:s/>Est-ce qu'on peut apprendre infos sur la matière en analysant avec lumière ?</text:p>
      <text:p text:style-name="P3"/>
      <text:p text:style-name="P4"><text:tab/>D. Spectre UV-vis</text:p>
      <text:p text:style-name="P1"/>
      <text:p text:style-name="P3"><text:span text:style-name="T5">Spectroscopie </text:span>: Etude de la matière par son interaction avec la lumière.</text:p>
      <text:p text:style-name="P3">Vous connaissez déjà la spectro UV-Vis. Basé sur transition électronique. </text:p>
      <text:p text:style-name="P3">Quelle infos la spetro UV-vis nous donne ? Couleur donc énergie des transitions électronique. </text:p>
      <text:p text:style-name="P7"><text:span text:style-name="T15">E</text:span><text:span text:style-name="T11">x calcul KMnO4 : lmax=525nm, Couleur -&gt; rouge/violet</text:span></text:p>
      <text:p text:style-name="P1">Contextualisation : on utilise cette interaction lumière-matière, qui est spécifique à chaque espèce chimique, en industrie, par ex, pour déterminer la concentration en une espèce dans une solution.</text:p>
      <text:p text:style-name="P1">En effet, on a dit que espèces chimiques peuvent absorber que certaines longueurs d'onde, on va donc travailler à la longueur d'onde correspondant à celle pour laquelle l'espèce d'intérêt absorbe le plus (et les autres espèces n'absorbent pas) et vous avez déjà vu, on peut relier l'absorbance de l'espèce à sa concentration avec la loi de Beer-Lambert.</text:p>
      <text:p text:style-name="P7"><text:span text:style-name="T12">Expérience</text:span><text:span text:style-name="T11"> : </text:span><text:span text:style-name="T15">L</text:span><text:span text:style-name="T11">oi de Beer-Lambert avec des solutions de KMnO</text:span><text:span text:style-name="T19">4</text:span></text:p>
      <text:p text:style-name="P1"><text:a xlink:type="simple" xlink:href="https://phet.colorado.edu/sims/html/beers-law-lab/latest/beers-law-lab_fr.html" text:style-name="Internet_20_link" text:visited-style-name="Visited_20_Internet_20_Link"><text:span text:style-name="T22">https://phet.colorado.edu/sims/html/beers-law-lab/latest/beers-law-lab_fr.html</text:span></text:a><text:span text:style-name="T22"> <text:s/>(Trop bien!!!!!)</text:span><text:span text:style-name="T23"> </text:span><text:span text:style-name="T22"><text:s/>+ montrer image vrai spectrophotomètre.</text:span></text:p>
      <text:p text:style-name="P11"/>
      <text:p text:style-name="P3"><text:span text:style-name="T7">Transition</text:span><text:span text:style-name="T5"> </text:span>: Il existe une troisième interaction qui n'est pas spontanée et qui est à l'origine d'une source laser.</text:p>
      <text:p text:style-name="P4"/>
      <text:p text:style-name="P4">II. Laser</text:p>
      <text:p text:style-name="P1">LASER = Amplification de lumière par émission stimulée de rayonnement</text:p>
      <text:p text:style-name="P4"><text:tab/>A. Propriétés</text:p>
      <text:p text:style-name="P3">On va essayer de décrire les propriétés du laser en réalisant des observations expérimentales :</text:p>
      <text:p text:style-name="P3">Source lumineuse monochromatique</text:p>
      <text:p text:style-name="P3">Source chaude ou froide ? Si source chaude : Loi de Wien : T=4473°C le laser n'est pas à cette température donc source froide.</text:p>
      <text:p text:style-name="P3">Faisceau directionnel : craie, on voit faisceau fin.</text:p>
      <text:p text:style-name="P3"/>
      <text:p text:style-name="P3"><text:span text:style-name="T7">Transition</text:span> : Comment fonctionne le laser ?</text:p>
      <text:p text:style-name="P4"><text:tab/>B. Fonctionnement</text:p>
      <text:p text:style-name="P3">Emission stimulée postulée par Einstein en 1917. (diapo)</text:p>
      <text:p text:style-name="P3">Un photon incident d'énergie E=hv peut forcer un atome, initialement dans l'état excité à passer <text:s/>à un état de plus basse énergie, ce passage s'accompagne de l'émission d'un second photon de même énergie, de mêmes direction et sens de propagation et de même phase que le photon incident. (Schéma + Animation)</text:p>
      <text:p text:style-name="P3">Il faut que de nombreux atomes soient dans un état excités pour qu'il y ait émission de nombreux photons de même longueur d'onde -&gt; On veut avoir plus d'atomes à l'état excité qu'à l'état fondamental = on veut <text:soft-page-break/>une inversion de population. Pour faire cela on réalise une opération appelée pompage optique(Schéma)</text:p>
      <text:p text:style-name="P7"><text:span text:style-name="T11">Il faut aussi une amplification : <text:s/></text:span><text:span text:style-name="T15">L</text:span><text:span text:style-name="T11">es photons émis peuvent à leur tour stimuler d'autres émissions. Schéma </text:span><text:span text:style-name="T11">Hachette. Milieu placé entre deux miroirs. aller retour aux photons. Augment nombre d'interaction. Ensemble = oscillateur laser. -&gt;Amplification par effet laser.</text:span></text:p>
      <text:p text:style-name="P3"/>
      <text:p text:style-name="P4"><text:tab/>C. Application : refroidissement laser</text:p>
      <text:p text:style-name="P3">Peut aussi jouer le simple rôle de refroidisseur d'atomes. </text:p>
      <text:p text:style-name="P7"><text:span text:style-name="T11">L'immense énergie développée par le laser va empêcher les atomes de vibrer à leur rythme propre. Un second face au premier vient figer définitivement les atomes. Pris entre deux bras de lumière comme s'ils étaient bloqués entre deux murs. </text:span><text:span text:style-name="T15">Puis d</text:span><text:span text:style-name="T11">ans les trois directions spatiales -&gt; Bloqué à l'intérieur de 6 faisceaux. <text:s/>Atomes ne peuvent plus s'échapper ni vibrer, deviennent lents, c'est à dire froid.</text:span></text:p>
      <text:p text:style-name="P3">En réalité, incessant échange d'énergie entre laser et atome. Atome absorbe photon du laser, ce qui le freine. Après un laps de temps, il émet à son tour un autre photon, ce qui le fait reculer = effet recul. </text:p>
      <text:p text:style-name="P3">1988, l'équipe de COHEN-TANNOUDJI fait passer au zéro absolu.</text:p>
      <text:p text:style-name="P1">Application : définition de la seconde</text:p>
      <text:p text:style-name="P1"/>
      <text:p text:style-name="P4">Conclusion :</text:p>
      <text:p text:style-name="P3">Slide récap en revenant sur schéma complété tout au long de la leçon</text:p>
      <text:p text:style-name="P3">Lasers nombreuses autres applications : médicales, industrielles... On peut les étudier en approche doc.</text:p>
      <text:p text:style-name="P3"/>
      <text:p text:style-name="P3"/>
      <text:p text:style-name="P3"/>
      <text:p text:style-name="P3"/>
      <text:p text:style-name="P3"/>
      <text:p text:style-name="P3"/>
      <text:p text:style-name="P3"/>
      <text:p text:style-name="P14">Questions :</text:p>
      <text:list xml:id="list9078250428991299289" text:style-name="L1">
        <text:list-item>
          <text:p text:style-name="P23">Est ce que la couleur de tous les objets s’interprète comme vous l'avez dit ? Non ça peut être diffusion multiple et cohérente (ex : lait, peinture blanche)</text:p>
        </text:list-item>
        <text:list-item>
          <text:p text:style-name="P23">Couleur du ciel ? Diffusion Rayleigh (taille diffuseurs très petite devant longueur d'onde)</text:p>
        </text:list-item>
        <text:list-item>
          <text:p text:style-name="P23">Qu'est ce que c'est l'ultra noir ? Nouveau matériau </text:p>
        </text:list-item>
        <text:list-item>
          <text:p text:style-name="P23">C'est quoi la fréquence du photon ? Difficulté en classe d'associer fréquence à particule ? <text:span text:style-name="T2">Attention ne pas mettre prop ondulatoires sur particule</text:span></text:p>
        </text:list-item>
        <text:list-item>
          <text:p text:style-name="P23">Est-ce que le photon ne transporte que de l'énergie ? Non aussi quantité de mouvement et moment cinétique (lumière chauffe et pousse)</text:p>
        </text:list-item>
        <text:list-item>
          <text:p text:style-name="P23">Çà veut dire quoi faire ralentir un objet ? </text:p>
        </text:list-item>
        <text:list-item>
          <text:p text:style-name="P23">Où est l'endroit le plus froid dans l'univers ? Sur Terre dans les labo (univers = à 3K)</text:p>
        </text:list-item>
        <text:list-item>
          <text:p text:style-name="P23">Hypothèses formule propagation des erreurs ? Erreurs indépendantes et faibles <text:s text:c="14"/>Quelle est son origine ? <text:s/></text:p>
        </text:list-item>
        <text:list-item>
          <text:p text:style-name="P23">Comment contextualiser l'expérience ? Détermination concentration solution inconnue (industrie)</text:p>
        </text:list-item>
        <text:list-item>
          <text:p text:style-name="P23">Lien entre température et sensation de chaud ? Transfert thermique (effusivité)</text:p>
        </text:list-item>
        <text:list-item>
          <text:p text:style-name="P23">Y a-t-il un lien entre transition électronique et source chaude ? </text:p>
        </text:list-item>
        <text:list-item>
          <text:p text:style-name="P23"><text:soft-page-break/>Y-a-t-il d'autres sources d'interaction lumière matière ? Oui car l'interaction d'un état lié à un état lié, autres exemples : synchrotron</text:p>
          <text:p text:style-name="P23"/>
        </text:list-item>
      </text:list>
      <text:p text:style-name="P14">Remarques :</text:p>
      <text:list xml:id="list2043241308893130649" text:style-name="L2">
        <text:list-item>
          <text:p text:style-name="P24">Bien mettre en évidence l'interaction même (qu'est ce que l'on transfert, comment?)</text:p>
        </text:list-item>
        <text:list-item>
          <text:p text:style-name="P24">Mettre des ordres de grandeur</text:p>
        </text:list-item>
        <text:list-item>
          <text:p text:style-name="P24">Rayonnement du corps noir </text:p>
        </text:list-item>
        <text:list-item>
          <text:p text:style-name="P24">Construire un tableau au fur et à mesure de la leçon (construction diagramme : niveaux d'énergie, absorption, émission spontanée/stimulée)</text:p>
          <text:p text:style-name="P20">https://www.refletsdelaphysique.fr/articles/refdp/pdf/2010/04/refdp201021p12.pdf</text:p>
          <text:p text:style-name="P20"/>
        </text:list-item>
      </text:list>
      <text:p text:style-name="P8"><text:span text:style-name="T3">Idées d’élément imposé</text:span> :</text:p>
      <text:p text:style-name="P8">- Autre application du laser</text:p>
      <text:p text:style-name="P8">- Détailler une technique de spectroscopie</text:p>
      <text:p text:style-name="P8">- Spectre d’un élément particulier</text:p>
      <text:p text:style-name="P8">- Lampe au mercure/sodium</text:p>
      <text:p text:style-name="P8"/>
      <text:p text:style-name="P8"/>
      <text:p text:style-name="P8"/>
      <text:p text:style-name="P8"/>
      <text:p text:style-name="P8">Loi de Beer-Lambert : https://phet.colorado.edu/sims/html/beers-law-lab/latest/beers-law-lab_fr.html (Trop bien!!!!!) + montrer image vrai spectrophotomètre. </text:p>
      <text:p text:style-name="P8">Animations scphysiques pour émission et absorption Laser montrer vidéo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Questions : </text:p>
      <text:p text:style-name="P8">- Est-ce que partie 1.A vraiment dans cours interaction lumière matière ?</text:p>
      <text:p text:style-name="P8">- Einstein, Planck et Lewis ont fait quoi d’autre que photon ?</text:p>
      <text:p text:style-name="P8">- Absorption : quelle loi on utilise ? Beer-Lambert</text:p>
      <text:p text:style-name="P8">- Emission spontanée : toujours la même probabilité ou alors à partir d’un certain temps ? Coefficient d’Einstein</text:p>
      <text:p text:style-name="P8">- Quelles lois à haute et basse fréquence pour l’émission ? Wien (négligeable à haute fréquence), et Raileygh</text:p>
      <text:p text:style-name="P8">- Pression radiative différente de pression classiquement rencontrée en physique ? Non, aussi en Pa, complètement analogue, ici seule différence : photons absorbés</text:p>
      <text:p text:style-name="P8">- D’où vient quantité de mouvement d’un photon avec une masse nulle ? Loi de de Broglie, vient de relativité, quadrivecteur énergie/impulsion, masse nulle mais énergie, on peut donc définir impulsion car norme de quadrivecteur non nulle</text:p>
      <text:p text:style-name="P8">- Autres applications de pression radiative : voile solaire, pince optique</text:p>
      <text:p text:style-name="P8">- Premier LASER ? 1961, avant le LASER ? MASER - Pompage du LASER dans quoi ? Un matériau non linéaire qui sert d’amplificateur</text:p>
      <text:p text:style-name="P8">- Autre cavité optique qui est sur même principe ? Fabry-Pérot - Pourquoi seulement 3 niveaux d’énergie sur le schéma du LASER ? Beaucoup plus en vrai, émission spontanée ramène sur état excité</text:p>
      <text:p text:style-name="P8">- Et pourquoi pas 2 ? A cause des spin, deuxième niveau triplet. LASER à 2 niveaux n’existe pas - C’est quoi la taille d’un photon ? Pas de taille : ponctuel plus ou moins localisé</text:p>
      <text:p text:style-name="P8">- Longueur d’onde de LASER usuel ? rouge : 630-660nm, vert : 532nm, proche UV : 365nm, bleu : 420nm - Classe de LASER ? 1 et 2 surtout pour les yeux, au-delà peut découper des choses</text:p>
      <text:p text:style-name="P8">- Quel est le plus dangereux entre vert et rouge ? Vert</text:p>
      <text:p text:style-name="P8">- Est-ce que les classes de LASER sont liées à un truc physique ? Normes, basées sur puissance de LASER, sur perception (classe 1, on a le temps de cligner de l’œil avant que dommage, classe 4 irréversible sans avoir le temps de cligner des yeux)</text:p>
      <text:p text:style-name="P8">- Autre exemple de système physique classique avec même système d’interférence que DVD ? Réseau</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adornments="Normal" style:font-family-generic="roman" style:font-pitch="variable" style:font-charset="x-symbol"/>
    <style:font-face style:name="OpenSymbol" svg:font-family="OpenSymbol"/>
    <style:font-face style:name="Calibri1" svg:font-family="Calibri" style:font-family-generic="swiss"/>
    <style:font-face style:name="Liberation Sans1" svg:font-family="'Liberation Sans'" style:font-family-generic="swis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282cm" fo:line-height="107%" fo:text-align="start" style:justify-single-word="false" fo:orphans="2" fo:widows="2" style:vertical-align="auto"/>
      <style:text-properties style:font-name="Calibri" fo:font-size="11pt" fo:language="fr" fo:country="FR" style:font-name-asian="Times New Roman1" style:font-size-asian="11pt" style:language-asian="fr" style:country-asian="FR" style:font-name-complex="Calibri2" style:font-size-complex="11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DocumentMap" style:family="paragraph" style:default-outline-level="">
      <style:paragraph-properties loext:contextual-spacing="false" fo:margin-top="0cm" fo:margin-bottom="0.282cm" fo:line-height="107%" fo:text-align="start" style:justify-single-word="false" fo:orphans="2" fo:widows="2" style:vertical-align="auto"/>
      <style:text-properties style:font-name="Calibri" fo:font-size="11pt" fo:language="fr" fo:country="FR" style:font-name-asian="Times New Roman1" style:font-size-asian="11pt" style:language-asian="fr" style:country-asian="FR" style:font-name-complex="Calibri2" style:font-size-complex="11pt"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2942" style:layout-grid-base-height="0.176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09T09:26:00</meta:creation-date>
    <dc:date>2021-05-06T10:27:32.73</dc:date>
    <meta:editing-cycles>23</meta:editing-cycles>
    <meta:editing-duration>PT2H14M52S</meta:editing-duration>
    <meta:generator>OpenOffice/4.1.7$Win32 OpenOffice.org_project/417m1$Build-9800</meta:generator>
    <meta:document-statistic meta:table-count="0" meta:image-count="0" meta:object-count="0" meta:page-count="6" meta:paragraph-count="134" meta:word-count="1918" meta:character-count="12135"/>
    <meta:user-defined meta:name="Operator">Lucile .</meta:user-defined>
  </office:meta>
</office:document-meta>
</file>